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0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3.24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8">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8">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8">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8">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28">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5">00/00/0000</text:date>, <text:time style:data-style-name="N2" text:time-value="08:32:55.8774661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15T12:58:25.397105559</dc:date>
    <meta:editing-duration>P101DT10H53M19S</meta:editing-duration>
    <meta:editing-cycles>4469</meta:editing-cycles>
    <meta:generator>LibreOffice/6.4.7.2$Linux_X86_64 LibreOffice_project/40$Build-2</meta:generator>
    <meta:document-statistic meta:table-count="3" meta:cell-count="70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